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background-color="transparent"/>
    </style:style>
    <style:style style:name="P3" style:family="paragraph" style:parent-style-name="Text_20_body">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3">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Contraintes legacy</text:h>
      <text:p text:style-name="Standard"/>
      <text:p text:style-name="P2">Notre application ne s'intègre pas à un projet ou une architec ture déjà existante, nous fournissons un logiciel "stand-alone". Néanmoins, l'utilisation de notre solution implique plusieurs contraintes.</text:p>
      <text:p text:style-name="Standard">Pour pouvoir utiliser notre solution, il va falloir déployer plusieurs éléments. </text:p>
      <text:p text:style-name="Standard"/>
      <text:p text:style-name="Standard">Raspberry PI</text:p>
      <text:p text:style-name="Standard"/>
      <text:p text:style-name="Standard"><text:tab/>Tout d'abords, il vous faut bien sur des rapsberry pi avec comme OS installé Raspbian (version : septembre 2014).</text:p>
      <text:p text:style-name="Standard"><text:tab/>Sur chacune des raspberry Pi, il faut avoir le dossier JPPF-4.2.4-node qui va servir à notre application. Puis sur chaque raspberry Pi, il faudra lancer le fichier nommée startNode.sh.</text:p>
      <text:p text:style-name="Standard">Pour de meilleurs performance (pour éviter une perte trop importante de temps à cause du réseau), il faut mettre en LAN les raspberry PI ainsi que la machine qui va servir de contrôleur.</text:p>
      <text:p text:style-name="Standard"/>
      <text:p text:style-name="Standard">Machine contrôleur</text:p>
      <text:p text:style-name="Standard"/>
      <text:p text:style-name="Standard"><text:tab/>Au niveau de la machine contrôleur, il suffit juste de récupérer le dossier JPPF-4.2.4-driver et de lancer le fichier startDriver (.sh ou bat suivant l'OS installer sur la machine contrôleur). Il faut aussi lancer le projet via le fichier ANT nommée build.xml (commande run pour l'éxécuter).</text:p>
      <text:p text:style-name="Standard"/>
      <text:p text:style-name="Standard"><text:tab/>Que ce soit sur la machine contrôleur ou serveur, il faut JAVA 8 d'installer (JAVA 8 ARM pour le raspberry PI).</text:p>
      <text:p text:style-name="Standard"/>
      <text:p text:style-name="Standard"/>
      <text:h text:style-name="P4" text:outline-level="2">Contraintes opérationnelles (vide)</text:h>
      <text:p text:style-name="P3"/>
      <text:p text:style-name="P3"/>
      <text:h text:style-name="P5" text:outline-level="1">Analyse des risques</text:h>
      <text:h text:style-name="P4" text:outline-level="2">Technique</text:h>
      <text:h text:style-name="P6" text:outline-level="3">Capacité  et performance:</text:h>
      <text:p text:style-name="P3">Notre équipe est composé de trois personnes qui sont développeurs. Chacune d'entre elle est familière à l’environnent de développement utilisé ici et ont déjà eu l'occasion de réalisé ensemble un bon nombre de projet qui on pu aboutir.</text:p>
      <text:p text:style-name="P3">Elles se sont également engagées à fournir le nombre de jours/hommes présent dans notre WBS. Si notre WBS contient une mauvaise estimation des besoins humains, cela risque d’être répercuté sur le contenu optionnel de ce projet mais aussi sur le contenu essentiel.</text:p>
      <text:p text:style-name="P3"/>
      <text:h text:style-name="P4" text:outline-level="2">Fonctionnel</text:h>
      <text:p text:style-name="P3"><text:tab/>Toute notre solution tourne autours d'un framework nommée JPPF. Le risque que cette solution ne nous permettent pas d'accomplir notre projet est moindre mais néanmoins présente. </text:p>
      <text:p text:style-name="P3"><text:soft-page-break/><text:tab/>Nous avons donc une solution alternative nommée Jmeter (solution offerte par Apache). Cette solution a fait partie de notre grille de lecture et à remplie une partie des demandes faites par le client. Nous devrons donc modifié cette solution pour la rendre compatible avec la demande reçu.</text:p>
      <text:p text:style-name="P3"/>
      <text:p text:style-name="P1"><text:tab/>Il faut aussi prendre en compte la puissance des raspberry PI. Les modèles utilisés sont des raspberry PI 2011.12 avec 512Mo de RAM et un CPU 700 MHz ARM1176JZF-S core. C'est donc des machines peu puissantes, choses qu'il faut prendre en compte lors de la conception.</text:p>
      <text:p text:style-name="Text_20_body"/>
      <text:p text:style-name="Text_20_body"><text:tab/>Pour ce projet, de nombreuses configuration que ce soit physique ou logiciel sont nécessaires. Il faudra bien prendre en compte une durée importantes pour ces tâches non néglige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9:15:42.63</meta:creation-date>
    <dc:date>2014-11-22T22:19:03.96</dc:date>
    <meta:editing-duration>PT1H13M3S</meta:editing-duration>
    <meta:editing-cycles>5</meta:editing-cycles>
    <meta:generator>OpenOffice/4.0.1$Win32 OpenOffice.org_project/401m5$Build-9714</meta:generator>
    <meta:document-statistic meta:table-count="0" meta:image-count="0" meta:object-count="0" meta:page-count="2" meta:paragraph-count="21" meta:word-count="430" meta:character-count="2736"/>
  </office:meta>
</office:document-meta>
</file>